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f2143" officeooo:paragraph-rsid="001f2143" style:font-weight-asian="bold" style:font-weight-complex="bold"/>
    </style:style>
    <style:style style:name="P2" style:family="paragraph" style:parent-style-name="Standard">
      <style:paragraph-properties fo:text-align="start" style:justify-single-word="false"/>
      <style:text-properties fo:font-weight="normal" officeooo:rsid="001cef5e" officeooo:paragraph-rsid="001cef5e" style:font-weight-asian="normal" style:font-weight-complex="normal"/>
    </style:style>
    <style:style style:name="P3" style:family="paragraph" style:parent-style-name="Standard">
      <style:paragraph-properties fo:text-align="start" style:justify-single-word="false"/>
      <style:text-properties fo:font-weight="normal" officeooo:rsid="001d5651" officeooo:paragraph-rsid="001d5651" style:font-weight-asian="normal" style:font-weight-complex="normal"/>
    </style:style>
    <style:style style:name="P4" style:family="paragraph" style:parent-style-name="Standard">
      <style:paragraph-properties fo:text-align="start" style:justify-single-word="false"/>
      <style:text-properties fo:font-weight="normal" officeooo:rsid="001f2143" officeooo:paragraph-rsid="001f2143" style:font-weight-asian="normal" style:font-weight-complex="normal"/>
    </style:style>
    <style:style style:name="P5" style:family="paragraph" style:parent-style-name="Standard">
      <style:paragraph-properties fo:text-align="start" style:justify-single-word="false"/>
      <style:text-properties fo:font-weight="normal" officeooo:rsid="00248df2" officeooo:paragraph-rsid="00248df2" style:font-weight-asian="normal" style:font-weight-complex="normal"/>
    </style:style>
    <style:style style:name="P6" style:family="paragraph" style:parent-style-name="Standard">
      <style:paragraph-properties fo:text-align="start" style:justify-single-word="false"/>
      <style:text-properties fo:font-weight="normal" officeooo:rsid="0024eafe" officeooo:paragraph-rsid="0024eafe" style:font-weight-asian="normal" style:font-weight-complex="normal"/>
    </style:style>
    <style:style style:name="P7" style:family="paragraph" style:parent-style-name="Standard">
      <style:paragraph-properties fo:text-align="start" style:justify-single-word="false"/>
      <style:text-properties fo:font-weight="normal" officeooo:rsid="0025264e" officeooo:paragraph-rsid="0025264e" style:font-weight-asian="normal" style:font-weight-complex="normal"/>
    </style:style>
    <style:style style:name="P8" style:family="paragraph" style:parent-style-name="Standard">
      <style:paragraph-properties fo:text-align="start" style:justify-single-word="false"/>
      <style:text-properties fo:font-weight="normal" officeooo:rsid="0026ff94" officeooo:paragraph-rsid="0026ff94" style:font-weight-asian="normal" style:font-weight-complex="normal"/>
    </style:style>
    <style:style style:name="P9" style:family="paragraph" style:parent-style-name="Standard">
      <style:paragraph-properties fo:text-align="start" style:justify-single-word="false"/>
      <style:text-properties fo:font-size="14pt" fo:font-weight="bold" officeooo:rsid="001cef5e" officeooo:paragraph-rsid="001cef5e"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18pt" fo:font-weight="bold" officeooo:rsid="001cef5e" officeooo:paragraph-rsid="001cef5e"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normal" officeooo:rsid="002019fd" officeooo:paragraph-rsid="0021198e" style:font-weight-asian="normal" style:font-weight-complex="normal"/>
    </style:style>
    <style:style style:name="P12" style:family="paragraph" style:parent-style-name="Standard">
      <style:paragraph-properties fo:text-align="start" style:justify-single-word="false"/>
      <style:text-properties style:text-underline-style="solid" style:text-underline-width="auto" style:text-underline-color="font-color" fo:font-weight="normal" officeooo:rsid="0021198e" officeooo:paragraph-rsid="0021198e" style:font-weight-asian="normal" style:font-weight-complex="normal"/>
    </style:style>
    <style:style style:name="P13" style:family="paragraph" style:parent-style-name="Standard">
      <style:paragraph-properties fo:text-align="start" style:justify-single-word="false"/>
      <style:text-properties style:text-underline-style="solid" style:text-underline-width="auto" style:text-underline-color="font-color" fo:font-weight="normal" officeooo:rsid="00248df2" officeooo:paragraph-rsid="00248df2" style:font-weight-asian="normal" style:font-weight-complex="normal"/>
    </style:style>
    <style:style style:name="P14" style:family="paragraph" style:parent-style-name="Standard" style:list-style-name="L1">
      <style:paragraph-properties fo:text-align="start" style:justify-single-word="false"/>
      <style:text-properties officeooo:paragraph-rsid="001d5651"/>
    </style:style>
    <style:style style:name="P15" style:family="paragraph" style:parent-style-name="Standard" style:list-style-name="L2">
      <style:paragraph-properties fo:text-align="start" style:justify-single-word="false"/>
      <style:text-properties officeooo:paragraph-rsid="00248df2"/>
    </style:style>
    <style:style style:name="P16" style:family="paragraph" style:parent-style-name="Standard" style:list-style-name="L2">
      <style:paragraph-properties fo:text-align="start" style:justify-single-word="false"/>
      <style:text-properties officeooo:paragraph-rsid="0024e215"/>
    </style:style>
    <style:style style:name="P17" style:family="paragraph" style:parent-style-name="Standard" style:list-style-name="L2">
      <style:paragraph-properties fo:text-align="start" style:justify-single-word="false"/>
      <style:text-properties fo:font-weight="normal" officeooo:rsid="00248df2" officeooo:paragraph-rsid="00248df2" style:font-weight-asian="normal" style:font-weight-complex="normal"/>
    </style:style>
    <style:style style:name="P18" style:family="paragraph" style:parent-style-name="Standard">
      <style:paragraph-properties fo:text-align="start" style:justify-single-word="false"/>
      <style:text-properties fo:font-weight="normal" officeooo:rsid="001cef5e" officeooo:paragraph-rsid="00273c95" style:font-weight-asian="normal" style:font-weight-complex="normal"/>
    </style:style>
    <style:style style:name="P19" style:family="paragraph" style:parent-style-name="Standard">
      <style:paragraph-properties fo:text-align="start" style:justify-single-word="false"/>
      <style:text-properties fo:font-weight="normal" officeooo:rsid="001cef5e" officeooo:paragraph-rsid="001cef5e" style:font-weight-asian="normal" style:font-weight-complex="normal"/>
    </style:style>
    <style:style style:name="P20" style:family="paragraph" style:parent-style-name="Standard">
      <style:paragraph-properties fo:text-align="start" style:justify-single-word="false"/>
      <style:text-properties fo:font-weight="normal" officeooo:rsid="00273c95" officeooo:paragraph-rsid="00273c95" style:font-weight-asian="normal" style:font-weight-complex="normal"/>
    </style:style>
    <style:style style:name="P21" style:family="paragraph" style:parent-style-name="Standard">
      <style:paragraph-properties fo:text-align="start" style:justify-single-word="false"/>
      <style:text-properties fo:font-weight="normal" officeooo:rsid="0026ff94" officeooo:paragraph-rsid="00279327" style:font-weight-asian="normal" style:font-weight-complex="normal"/>
    </style:style>
    <style:style style:name="P22" style:family="paragraph" style:parent-style-name="Standard">
      <style:paragraph-properties fo:text-align="start" style:justify-single-word="false"/>
      <style:text-properties fo:font-weight="normal" officeooo:rsid="00279327" officeooo:paragraph-rsid="00279327" style:font-weight-asian="normal" style:font-weight-complex="normal"/>
    </style:style>
    <style:style style:name="P23" style:family="paragraph" style:parent-style-name="Standard">
      <style:paragraph-properties fo:text-align="start" style:justify-single-word="false"/>
      <style:text-properties fo:font-weight="normal" officeooo:rsid="0024eafe" officeooo:paragraph-rsid="0024eafe" style:font-weight-asian="normal" style:font-weight-complex="normal"/>
    </style:style>
    <style:style style:name="P24" style:family="paragraph" style:parent-style-name="Standard">
      <style:paragraph-properties fo:text-align="start" style:justify-single-word="false"/>
      <style:text-properties fo:font-weight="normal" officeooo:rsid="0027d4b4" officeooo:paragraph-rsid="0027d4b4" style:font-weight-asian="normal" style:font-weight-complex="normal"/>
    </style:style>
    <style:style style:name="P25" style:family="paragraph" style:parent-style-name="Standard" style:list-style-name="L2">
      <style:paragraph-properties fo:text-align="start" style:justify-single-word="false"/>
      <style:text-properties fo:font-weight="bold" officeooo:rsid="00248df2" officeooo:paragraph-rsid="00248df2" style:font-weight-asian="bold" style:font-weight-complex="bold"/>
    </style:style>
    <style:style style:name="P26" style:family="paragraph" style:parent-style-name="Standard" style:list-style-name="L2">
      <style:paragraph-properties fo:text-align="start" style:justify-single-word="false"/>
      <style:text-properties fo:font-weight="bold" officeooo:rsid="00248df2" officeooo:paragraph-rsid="0024e215" style:font-weight-asian="bold" style:font-weight-complex="bold"/>
    </style:style>
    <style:style style:name="P27" style:family="paragraph" style:parent-style-name="Standard" style:list-style-name="L2">
      <style:paragraph-properties fo:text-align="start" style:justify-single-word="false"/>
      <style:text-properties fo:font-weight="bold" officeooo:rsid="0024e215" officeooo:paragraph-rsid="0024e215" style:font-weight-asian="bold" style:font-weight-complex="bold"/>
    </style:style>
    <style:style style:name="P28" style:family="paragraph" style:parent-style-name="Standard">
      <style:paragraph-properties fo:text-align="start" style:justify-single-word="false"/>
      <style:text-properties fo:font-weight="bold" officeooo:rsid="0027d4b4" officeooo:paragraph-rsid="0027d4b4" style:font-weight-asian="bold" style:font-weight-complex="bold"/>
    </style:style>
    <style:style style:name="P29" style:family="paragraph" style:parent-style-name="Standard" style:list-style-name="L2">
      <style:paragraph-properties fo:text-align="start" style:justify-single-word="false"/>
      <style:text-properties officeooo:rsid="0024e215" officeooo:paragraph-rsid="0024e215"/>
    </style:style>
    <style:style style:name="P30" style:family="paragraph" style:parent-style-name="Standard">
      <style:paragraph-properties fo:text-align="start" style:justify-single-word="false"/>
      <style:text-properties style:text-underline-style="none" fo:font-weight="normal" officeooo:rsid="002019fd" officeooo:paragraph-rsid="002019fd"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21198e" officeooo:paragraph-rsid="0021198e"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1f2143" officeooo:paragraph-rsid="0021198e" style:font-weight-asian="normal" style:font-weight-complex="normal"/>
    </style:style>
    <style:style style:name="P33" style:family="paragraph" style:parent-style-name="Standard">
      <style:paragraph-properties fo:text-align="start" style:justify-single-word="false"/>
      <style:text-properties style:text-underline-style="solid" style:text-underline-width="auto" style:text-underline-color="font-color" fo:font-weight="normal" officeooo:rsid="002019fd" officeooo:paragraph-rsid="0027d4b4" style:font-weight-asian="normal" style:font-weight-complex="normal"/>
    </style:style>
    <style:style style:name="P34" style:family="paragraph" style:parent-style-name="Standard">
      <style:paragraph-properties fo:text-align="start" style:justify-single-word="false"/>
      <style:text-properties style:text-underline-style="solid" style:text-underline-width="auto" style:text-underline-color="font-color" fo:font-weight="normal" officeooo:rsid="002019fd" officeooo:paragraph-rsid="002968d1" style:font-weight-asian="normal" style:font-weight-complex="normal"/>
    </style:style>
    <style:style style:name="P35" style:family="paragraph" style:parent-style-name="Standard">
      <style:paragraph-properties fo:text-align="start" style:justify-single-word="false"/>
      <style:text-properties style:text-underline-style="solid" style:text-underline-width="auto" style:text-underline-color="font-color" fo:font-weight="normal" officeooo:rsid="002019fd" officeooo:paragraph-rsid="0021198e" style:font-weight-asian="normal" style:font-weight-complex="normal"/>
    </style:style>
    <style:style style:name="T1" style:family="text">
      <style:text-properties style:text-underline-style="none"/>
    </style:style>
    <style:style style:name="T2" style:family="text">
      <style:text-properties style:text-underline-style="none" officeooo:rsid="001f2143"/>
    </style:style>
    <style:style style:name="T3" style:family="text">
      <style:text-properties style:text-underline-style="none" officeooo:rsid="0021198e"/>
    </style:style>
    <style:style style:name="T4" style:family="text">
      <style:text-properties style:text-underline-style="none" officeooo:rsid="002184d3"/>
    </style:style>
    <style:style style:name="T5" style:family="text">
      <style:text-properties style:text-underline-style="none" fo:font-weight="bold" officeooo:rsid="00273c95" style:font-weight-asian="bold" style:font-weight-complex="bold"/>
    </style:style>
    <style:style style:name="T6" style:family="text">
      <style:text-properties style:text-underline-style="none" officeooo:rsid="00273c95"/>
    </style:style>
    <style:style style:name="T7" style:family="text">
      <style:text-properties style:text-underline-style="none" officeooo:rsid="0027d4b4"/>
    </style:style>
    <style:style style:name="T8" style:family="text">
      <style:text-properties style:text-underline-style="none" officeooo:rsid="002968d1"/>
    </style:style>
    <style:style style:name="T9" style:family="text">
      <style:text-properties style:text-underline-style="none" officeooo:rsid="002b41f4"/>
    </style:style>
    <style:style style:name="T10" style:family="text">
      <style:text-properties fo:font-size="14pt" fo:font-weight="bold" officeooo:rsid="00273c95" style:font-size-asian="12.25pt" style:font-weight-asian="bold" style:font-size-complex="14pt" style:font-weight-complex="bold"/>
    </style:style>
    <style:style style:name="T11" style:family="text">
      <style:text-properties fo:font-weight="bold" style:font-weight-asian="bold" style:font-weight-complex="bold"/>
    </style:style>
    <style:style style:name="T12" style:family="text">
      <style:text-properties fo:font-weight="bold" officeooo:rsid="00248df2" style:font-weight-asian="bold" style:font-weight-complex="bold"/>
    </style:style>
    <style:style style:name="T13" style:family="text">
      <style:text-properties fo:font-weight="bold" officeooo:rsid="0024e215" style:font-weight-asian="bold" style:font-weight-complex="bold"/>
    </style:style>
    <style:style style:name="T14" style:family="text">
      <style:text-properties fo:font-weight="bold" officeooo:rsid="00279327" style:font-weight-asian="bold" style:font-weight-complex="bold"/>
    </style:style>
    <style:style style:name="T15" style:family="text">
      <style:text-properties fo:font-weight="normal" officeooo:rsid="001d5651" style:font-weight-asian="normal" style:font-weight-complex="normal"/>
    </style:style>
    <style:style style:name="T16" style:family="text">
      <style:text-properties fo:font-weight="normal" officeooo:rsid="00273c95" style:font-weight-asian="normal" style:font-weight-complex="normal"/>
    </style:style>
    <style:style style:name="T17" style:family="text">
      <style:text-properties fo:font-weight="normal" officeooo:rsid="00279327" style:font-weight-asian="normal" style:font-weight-complex="normal"/>
    </style:style>
    <style:style style:name="T18" style:family="text">
      <style:text-properties officeooo:rsid="001f2143"/>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01d5651" style:font-style-asian="italic" style:font-style-complex="italic"/>
    </style:style>
    <style:style style:name="T21" style:family="text">
      <style:text-properties fo:font-style="italic" style:text-underline-style="none" officeooo:rsid="0027d4b4" style:font-style-asian="italic" style:font-style-complex="italic"/>
    </style:style>
    <style:style style:name="T22" style:family="text">
      <style:text-properties fo:font-style="italic" style:text-underline-style="none" officeooo:rsid="00273c95" style:font-style-asian="italic" style:font-style-complex="italic"/>
    </style:style>
    <style:style style:name="T23" style:family="text">
      <style:text-properties fo:font-style="italic" style:text-underline-style="none" officeooo:rsid="002968d1" style:font-style-asian="italic" style:font-style-complex="italic"/>
    </style:style>
    <style:style style:name="T24" style:family="text">
      <style:text-properties officeooo:rsid="0021198e"/>
    </style:style>
    <style:style style:name="T25" style:family="text">
      <style:text-properties officeooo:rsid="00273c95"/>
    </style:style>
    <style:style style:name="T26" style:family="text">
      <style:text-properties style:text-underline-style="solid" style:text-underline-width="auto" style:text-underline-color="font-color" fo:font-weight="bold" officeooo:rsid="00273c95" style:font-weight-asian="bold" style:font-weight-complex="bold"/>
    </style:style>
    <style:style style:name="T27" style:family="text">
      <style:text-properties officeooo:rsid="00279327"/>
    </style:style>
    <style:style style:name="T28" style:family="text">
      <style:text-properties officeooo:rsid="0027d4b4"/>
    </style:style>
    <style:style style:name="T29" style:family="text">
      <style:text-properties officeooo:rsid="002968d1"/>
    </style:style>
    <style:style style:name="T30" style:family="text">
      <style:text-properties officeooo:rsid="002b41f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5">Game</text:span>: LOTTO</text:p>
      <text:p text:style-name="P9"><text:span text:style-name="T25">Start of the game</text:span></text:p>
      <text:p text:style-name="P18"><text:span text:style-name="T25">At the start the program asks the user to enter his name. Only if his name is correct (you choose yourself what the correct name is), then you ask for a password. If both are correct, game starts.<text:line-break/>So if the name or password are incorrect the program exits immiately.<text:line-break/>Once the game has start, the program asks for an amount of money (in euros) the user wants to put in the game. That amount should be saved.</text:span><text:line-break/><text:line-break/><text:span text:style-name="T10">Rules</text:span><text:line-break/><text:span text:style-name="T25">The game is just like LOTTO (yes sorry … couldn’t find something else :p) using virtual money. At the start of the game, a list of 10 random numbers is generated. Each of those 10 random numbers is a number between 1 and 30. Carefully make sure that </text:span><text:span text:style-name="T26">all</text:span><text:span text:style-name="T5"> </text:span><text:span text:style-name="T6">the</text:span><text:span text:style-name="T5"> </text:span><text:span text:style-name="T6">numbers</text:span><text:span text:style-name="T25"> of the list are different.</text:span><text:line-break/></text:p>
      <text:p text:style-name="P3"><text:span text:style-name="T25">Then you ask the user to input a first guess (number). You then check if the number is inside the list of the 10 to guess numbers.</text:span></text:p>
      <text:list xml:id="list1753937352" text:style-name="L1">
        <text:list-item>
          <text:p text:style-name="P14"><text:span text:style-name="T16">If the number is indeed present in the list, then the user’s invested money gets incremented by 10% (or 1/10) and you print “Congratulations, you have now still X numbers to guess. Your current amount is XXX euro”. Then you ask the user again to guess a number and you make the same verification again.</text:span><text:span text:style-name="T15"><text:line-break/></text:span><text:span text:style-name="T16">Caution! Every time a number is guessed that number should then be removed from the list. Otherwise we can guess the same number again and again and become millionaire.</text:span></text:p>
        </text:list-item>
        <text:list-item>
          <text:p text:style-name="P14"><text:span text:style-name="T16">But if the guessed number wasn’t present in the list, then the current amount is divided by 2 (floor division: //) and the program prints: “Fail ! You have now only XXX euro left, and you still need to guess X numbers.”. Then you ask again for an input etc.</text:span></text:p>
        </text:list-item>
      </text:list>
      <text:p text:style-name="P4"/>
      <text:p text:style-name="P20">This fact of repeatedly asking the user to enter a new number again and again has to be repeated until either the user is bankrupt (no money anymore) or the <text:span text:style-name="T27">user </text:span>has found all the numbers.<text:line-break/><text:span text:style-name="T27">In the case he has no money anymore the program should print “Haha, do you understand now why Lotto is haram ? Come one go sleep on the street now !”.<text:line-break/>And if he found all the numbers then feel free to invent another messag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Impl<text:span text:style-name="T27">e</text:span>m<text:span text:style-name="T27">e</text:span>ntation</text:p>
      <text:p text:style-name="P7"><text:span text:style-name="T27">You’ll see that there are 2 python files in this folder</text:span>: “LOTTO1.py” <text:span text:style-name="T27">and</text:span> “LOTTO2.py”.</text:p>
      <text:p text:style-name="P21"><text:span text:style-name="T27">You should open LOTTO1.py (with pycharm). This file contains the to be completed by you code for the game. I have given more details of what you need to do there. I also provided you of some code already. This project is meant for you to understand the general structure through building on already existing ressources. So carefully read the code and the comments. Next project will need to be implemented entirely by you.</text:span></text:p>
      <text:p text:style-name="P8"/>
      <text:p text:style-name="P22">The code is split in two parts:</text:p>
      <text:p text:style-name="P13">1) <text:span text:style-name="T27">THE NEEDED FUNCTIONS</text:span></text:p>
      <text:p text:style-name="P5"><text:span text:style-name="T27">This part contains the functions needed for the algorithm. The first has been implemented by me, the rest is for you.</text:span></text:p>
      <text:list xml:id="list3232863245" text:style-name="L2">
        <text:list-item>
          <text:p text:style-name="P17"><text:span text:style-name="T11">generate_new_list()</text:span><text:line-break/>→ <text:span text:style-name="T27">This function returns a new list containing 10 numbers from 1 to 70.</text:span></text:p>
          <text:p text:style-name="P17">→ <text:span text:style-name="T27">I have already implemented it, but you </text:span><text:span text:style-name="T14">absolutely have</text:span><text:span text:style-name="T27"> to understand it.</text:span></text:p>
        </text:list-item>
        <text:list-item>
          <text:p text:style-name="P25">value_is_in_list(<text:span text:style-name="T27">value</text:span>, l<text:span text:style-name="T27">st</text:span>)</text:p>
          <text:p text:style-name="P15"><text:span text:style-name="T12">→ </text:span><text:span text:style-name="T17">This function checks whether a given number is present in a given list. This is a boolean function. This means that it should return either True (if the number is present in the list) or False (if it’s not).</text:span></text:p>
        </text:list-item>
        <text:list-item>
          <text:p text:style-name="P26"><text:span text:style-name="T27">remove</text:span>_element_<text:span text:style-name="T27">from</text:span>_l<text:span text:style-name="T27">st</text:span>(element, l<text:span text:style-name="T27">st</text:span>)</text:p>
          <text:p text:style-name="P16"><text:span text:style-name="T12">→</text:span><text:span text:style-name="T13"> </text:span><text:span text:style-name="T17">This function returns a new list that contains all the elements of “lst”, except the one that is equal to the given element. You may assume that the given element will always be present in the given list lst.</text:span></text:p>
        </text:list-item>
        <text:list-item>
          <text:p text:style-name="P27">is_game_over(money, <text:span text:style-name="T27">lst</text:span>)</text:p>
          <text:p text:style-name="P29">→ <text:span text:style-name="T27">If there’s no money anymore, or the given list is empty, then this function should return True. Otherwise False.</text:span></text:p>
          <text:p text:style-name="P16"/>
        </text:list-item>
      </text:list>
      <text:p text:style-name="P13">2) <text:span text:style-name="T28">THE ALGORITHM</text:span></text:p>
      <text:p text:style-name="P6"><text:span text:style-name="T28">This part contains the most important function to implement ==&gt; the function </text:span><text:span text:style-name="T11">start_game()</text:span>.<text:line-break/><text:span text:style-name="T28">This function has no parameter. It allows only to launch the game using all the previously defind functions.</text:span></text:p>
      <text:p text:style-name="P6"><text:span text:style-name="T28">But don’t worry. I have written a pseudo code for the implementation of this function. Pseudo code means lines of comments you write down explaining what your algorithm should do at every line without being dependent of a specific programming language. You just need to translate it correctly to python. But before translating … first understand how it works!</text:span></text:p>
      <text:p text:style-name="P3"/>
      <text:p text:style-name="P24">Only if you have really tried and you’re still struggling with start_game(), then you can open LOTTO2.py. That file contains the same as in LOTTO1.py except for the function start_game() that is already implemented. </text:p>
      <text:p text:style-name="P24">Remember than there is no universal way of implementing this function. So if your implementation is different than mine, than that’s completely normal.</text:p>
      <text:p text:style-name="P24"/>
      <text:p text:style-name="P24">Your time now ! Have fun coding !</text:p>
      <text:p text:style-name="P8"/>
      <text:p text:style-name="P8"/>
      <text:p text:style-name="P8"/>
      <text:p text:style-name="P8"/>
      <text:p text:style-name="P8"/>
      <text:p text:style-name="P8"/>
      <text:p text:style-name="P8"/>
      <text:p text:style-name="P8"/>
      <text:p text:style-name="P3"/>
      <text:p text:style-name="P28"><text:soft-page-break/>Example</text:p>
      <text:p text:style-name="P4"><text:span text:style-name="T28">Imagine I start the game and enter the name “Adam” and password 1234 (password can also be a string if you prefer). </text:span><text:line-break/><text:span text:style-name="T28">Then I put 1000 euros in the game.</text:span></text:p>
      <text:p text:style-name="P4"><text:span text:style-name="T28">Then imagine a generated list by the program</text:span>: [<text:span text:style-name="T30">1</text:span>2,15,<text:span text:style-name="T29">22</text:span>,9,7,<text:span text:style-name="T30">1</text:span>9,1,<text:span text:style-name="T24">2</text:span>5,6,11]</text:p>
      <text:p text:style-name="P4"/>
      <text:p text:style-name="P11"><text:span text:style-name="T28">First guess</text:span>:<text:span text:style-name="T1"> </text:span><text:span text:style-name="T7">Number </text:span><text:span text:style-name="T1">7<text:line-break/>→ </text:span><text:span text:style-name="T7">That number is present in the list, the program prints: </text:span><text:span text:style-name="T21">“Congratulations, you now have only 9 numbers to guess, your cash is now 1100 euros”.</text:span><text:span text:style-name="T20"><text:line-break/></text:span><text:span text:style-name="T19">(</text:span><text:span text:style-name="T21">Because 1/10 of 1000 is 100. So 1000+100 = 1100)</text:span><text:span text:style-name="T1"><text:line-break/></text:span><text:span text:style-name="T7">The list now needs to remove the number 7 and becomes:</text:span><text:span text:style-name="T1"> </text:span><text:span text:style-name="T2">[</text:span><text:span text:style-name="T9">1</text:span><text:span text:style-name="T2">2,15,</text:span><text:span text:style-name="T8">2</text:span><text:span text:style-name="T3">2</text:span><text:span text:style-name="T2">,9,19,1,</text:span><text:span text:style-name="T3">2</text:span><text:span text:style-name="T2">5,6,11]</text:span><text:span text:style-name="T1"><text:line-break/></text:span></text:p>
      <text:p text:style-name="P33"><text:span text:style-name="T28">Guess</text:span> 2<text:span text:style-name="T1">: 1<text:line-break/>→ </text:span><text:span text:style-name="T21">“Congratulations, you now have only 8 numbers to guess, your cash is now 1210 euros”.</text:span><text:span text:style-name="T1"><text:line-break/></text:span><text:span text:style-name="T7">The list becomes</text:span><text:span text:style-name="T1">: </text:span><text:span text:style-name="T2">[</text:span><text:span text:style-name="T9">1</text:span><text:span text:style-name="T2">2,15,</text:span><text:span text:style-name="T8">2</text:span><text:span text:style-name="T3">2</text:span><text:span text:style-name="T2">,9,</text:span><text:span text:style-name="T9">1</text:span><text:span text:style-name="T2">9,</text:span><text:span text:style-name="T3">2</text:span><text:span text:style-name="T2">5,6,11]</text:span></text:p>
      <text:p text:style-name="P30"/>
      <text:p text:style-name="P11"><text:span text:style-name="T28">Guess</text:span> 3:<text:span text:style-name="T1"> 7<text:line-break/></text:span><text:span text:style-name="T7">This number has already been guessed and is therefore not present in the list anymore.</text:span><text:span text:style-name="T1"><text:line-break/>→ “</text:span><text:span text:style-name="T22">Fail ! You have now only </text:span><text:span text:style-name="T23">605</text:span><text:span text:style-name="T22"> euro</text:span><text:span text:style-name="T23">s</text:span><text:span text:style-name="T22"> left, and you still need to guess </text:span><text:span text:style-name="T23">8</text:span><text:span text:style-name="T22"> numbers.”</text:span><text:span text:style-name="T1"><text:line-break/></text:span><text:span text:style-name="T8">The list is still</text:span><text:span text:style-name="T1">: </text:span><text:span text:style-name="T2">[</text:span><text:span text:style-name="T9">1</text:span><text:span text:style-name="T2">2,15,</text:span><text:span text:style-name="T8">2</text:span><text:span text:style-name="T3">2</text:span><text:span text:style-name="T2">,9,</text:span><text:span text:style-name="T9">1</text:span><text:span text:style-name="T2">9,</text:span><text:span text:style-name="T3">2</text:span><text:span text:style-name="T2">5,6,11]</text:span></text:p>
      <text:p text:style-name="P30"/>
      <text:p text:style-name="P11">Tentative <text:span text:style-name="T24">4</text:span>:<text:span text:style-name="T1"> </text:span><text:span text:style-name="T3">9</text:span><text:span text:style-name="T1">7</text:span></text:p>
      <text:p text:style-name="P31"><text:span text:style-name="T29">Even if the number is not between 1 and 30, he loses his guess and half of his money is gone.</text:span></text:p>
      <text:p text:style-name="P34"><text:span text:style-name="T1">→ </text:span><text:span text:style-name="T19">“</text:span><text:span text:style-name="T22">Fail ! You have now only </text:span><text:span text:style-name="T23">302</text:span><text:span text:style-name="T22"> euro</text:span><text:span text:style-name="T23">s</text:span><text:span text:style-name="T22"> left, and you still need to guess </text:span><text:span text:style-name="T23">8</text:span><text:span text:style-name="T22"> numbers.”</text:span><text:span text:style-name="T1"><text:line-break/>La liste </text:span><text:span text:style-name="T8">is still</text:span><text:span text:style-name="T1">: </text:span><text:span text:style-name="T2">[</text:span><text:span text:style-name="T9">1</text:span><text:span text:style-name="T2">2,15,</text:span><text:span text:style-name="T9">2</text:span><text:span text:style-name="T3">2</text:span><text:span text:style-name="T2">,9,19,</text:span><text:span text:style-name="T3">2</text:span><text:span text:style-name="T2">5,6,11]<text:line-break/></text:span></text:p>
      <text:p text:style-name="P34"><text:span text:style-name="T18">Tentative 5:</text:span><text:span text:style-name="T2"> </text:span><text:span text:style-name="T8">2</text:span><text:span text:style-name="T3">2</text:span><text:span text:style-name="T2"><text:line-break/>→ </text:span><text:span text:style-name="T21">“Congratulations, you now have only </text:span><text:span text:style-name="T23">7</text:span><text:span text:style-name="T21"> numbers to guess, your cash is now </text:span><text:span text:style-name="T23">332</text:span><text:span text:style-name="T21"> euros”</text:span><text:span text:style-name="T2"><text:line-break/>La liste </text:span><text:span text:style-name="T8">becomes</text:span><text:span text:style-name="T2">: [</text:span><text:span text:style-name="T9">1</text:span><text:span text:style-name="T2">2,15,9,19,</text:span><text:span text:style-name="T3">2</text:span><text:span text:style-name="T2">5,6,11]</text:span></text:p>
      <text:p text:style-name="P32"/>
      <text:p text:style-name="P32"/>
      <text:p text:style-name="P12"><text:span text:style-name="T2">E</text:span><text:span text:style-name="T1">tc. Etc. </text:span><text:span text:style-name="T8">The user can guess multiple times until he has no money or no numbers to guess anymore.</text:span></text:p>
      <text:p text:style-name="P31"><text:line-break/><text:span text:style-name="T29">You’ll understand that in this game you can’t make any profit :p. It’s just for the purpose of learning, we’re not developing any lotto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07:33:21.976856412</meta:creation-date>
    <dc:date>2019-09-19T18:57:23.463953417</dc:date>
    <meta:editing-duration>PT36M55S</meta:editing-duration>
    <meta:editing-cycles>5</meta:editing-cycles>
    <meta:generator>LibreOffice/6.0.7.3$Linux_X86_64 LibreOffice_project/00m0$Build-3</meta:generator>
    <meta:document-statistic meta:table-count="0" meta:image-count="0" meta:object-count="0" meta:page-count="3" meta:paragraph-count="40" meta:word-count="1077" meta:character-count="5977" meta:non-whitespace-character-count="4943"/>
  </office:meta>
</office:document-meta>
</file>